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79ca" officeooo:paragraph-rsid="001e79ca"/>
    </style:style>
    <style:style style:name="P2" style:family="paragraph" style:parent-style-name="Standard">
      <style:text-properties officeooo:rsid="001f7879" officeooo:paragraph-rsid="001f7879"/>
    </style:style>
    <style:style style:name="P3" style:family="paragraph" style:parent-style-name="Standard">
      <style:text-properties officeooo:rsid="001e79ca" officeooo:paragraph-rsid="001e79ca"/>
    </style:style>
    <style:style style:name="P4" style:family="paragraph" style:parent-style-name="Standard">
      <style:text-properties officeooo:rsid="00205a08" officeooo:paragraph-rsid="00205a08"/>
    </style:style>
    <style:style style:name="P5" style:family="paragraph" style:parent-style-name="Standard" style:list-style-name="L1">
      <style:text-properties officeooo:rsid="00205a08" officeooo:paragraph-rsid="00205a08"/>
    </style:style>
    <style:style style:name="P6" style:family="paragraph" style:parent-style-name="Standard" style:list-style-name="L3">
      <style:text-properties officeooo:rsid="00205a08" officeooo:paragraph-rsid="00205a08"/>
    </style:style>
    <style:style style:name="P7" style:family="paragraph" style:parent-style-name="Standard" style:list-style-name="L4">
      <style:text-properties officeooo:rsid="00205a08" officeooo:paragraph-rsid="00205a08"/>
    </style:style>
    <style:style style:name="P8" style:family="paragraph" style:parent-style-name="Standard" style:list-style-name="L5">
      <style:text-properties officeooo:rsid="00205a08" officeooo:paragraph-rsid="00205a08"/>
    </style:style>
    <style:style style:name="P9" style:family="paragraph" style:parent-style-name="Standard" style:list-style-name="L6">
      <style:text-properties officeooo:rsid="00205a08" officeooo:paragraph-rsid="00205a08"/>
    </style:style>
    <style:style style:name="P10" style:family="paragraph" style:parent-style-name="Standard" style:list-style-name="L6">
      <style:text-properties officeooo:rsid="00205a08" officeooo:paragraph-rsid="00209641"/>
    </style:style>
    <style:style style:name="P11" style:family="paragraph" style:parent-style-name="Standard" style:list-style-name="L7">
      <style:text-properties officeooo:rsid="00205a08" officeooo:paragraph-rsid="00205a08"/>
    </style:style>
    <style:style style:name="P12" style:family="paragraph" style:parent-style-name="Standard" style:list-style-name="L3">
      <style:text-properties officeooo:rsid="001f7879" officeooo:paragraph-rsid="00205a08"/>
    </style:style>
    <style:style style:name="P13" style:family="paragraph" style:parent-style-name="Standard" style:list-style-name="L2">
      <style:text-properties officeooo:rsid="00209641" officeooo:paragraph-rsid="00209641"/>
    </style:style>
    <style:style style:name="P14" style:family="paragraph" style:parent-style-name="Standard" style:list-style-name="L4">
      <style:text-properties officeooo:rsid="00209641" officeooo:paragraph-rsid="00209641"/>
    </style:style>
    <style:style style:name="P15" style:family="paragraph" style:parent-style-name="Standard">
      <style:text-properties fo:font-weight="bold" officeooo:rsid="001e79ca" officeooo:paragraph-rsid="001e79ca" style:font-weight-asian="bold" style:font-weight-complex="bold"/>
    </style:style>
    <style:style style:name="P16" style:family="paragraph" style:parent-style-name="Standard">
      <style:text-properties fo:font-weight="bold" officeooo:rsid="00205a08" officeooo:paragraph-rsid="00205a08" style:font-weight-asian="bold" style:font-weight-complex="bold"/>
    </style:style>
    <style:style style:name="T1" style:family="text">
      <style:text-properties officeooo:rsid="00205a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tel OPNFV Project Overview (Scope)</text:p>
      <text:p text:style-name="P1"/>
      <text:list xml:id="list711883926618921623" text:style-name="L7">
        <text:list-item>
          <text:p text:style-name="P11">'docs' submitted in kvmfornfv project (<text:a xlink:type="simple" xlink:href="https://gerrit.opnfv.org/gerrit/kvmfornfv.git">https://gerrit.opnfv.org/gerrit/kvmfornfv.git</text:a>)</text:p>
          <text:p text:style-name="P11"/>
        </text:list-item>
        <text:list-item>
          <text:p text:style-name="P11"><text:a xlink:type="simple" xlink:href="https://wiki.opnfv.org/display/kvm/KVM4NFV+CICD+Integration">https://wiki.opnfv.org/display/kvm/KVM4NFV+CICD+Integration</text:a></text:p>
        </text:list-item>
      </text:list>
      <text:p text:style-name="P1"/>
      <text:p text:style-name="P1"/>
      <text:p text:style-name="P15">Kvmfornfv Code submission links</text:p>
      <text:list xml:id="list8675200481364754768" text:style-name="L6">
        <text:list-item>
          <text:p text:style-name="P9"><text:a xlink:type="simple" xlink:href="https://gerrit.opnfv.org/gerrit/#/c/16001/">https://gerrit.opnfv.org/gerrit/#/c/16001/</text:a> </text:p>
        </text:list-item>
        <text:list-item>
          <text:p text:style-name="P9"><text:a xlink:type="simple" xlink:href="https://gerrit.opnfv.org/gerrit/#/c/19395/">https://gerrit.opnfv.org/gerrit/#/c/19395/</text:a> </text:p>
        </text:list-item>
        <text:list-item>
          <text:p text:style-name="P10"><text:a xlink:type="simple" xlink:href="https://gerrit.opnfv.org/gerrit/#/c/18825/">https://gerrit.opnfv.org/gerrit/#/c/18825/</text:a> </text:p>
        </text:list-item>
        <text:list-item>
          <text:p text:style-name="P10"><text:a xlink:type="simple" xlink:href="https://gerrit.opnfv.org/gerrit/#/c/18817/">https://gerrit.opnfv.org/gerrit/#/c/18817/</text:a> </text:p>
        </text:list-item>
        <text:list-item>
          <text:p text:style-name="P10"><text:a xlink:type="simple" xlink:href="https://gerrit.opnfv.org/gerrit/#/c/18877/">https://gerrit.opnfv.org/gerrit/#/c/18877/</text:a> </text:p>
        </text:list-item>
        <text:list-item>
          <text:p text:style-name="P10"><text:a xlink:type="simple" xlink:href="https://gerrit.opnfv.org/gerrit/#/c/19153/">https://gerrit.opnfv.org/gerrit/#/c/19153/</text:a> </text:p>
        </text:list-item>
      </text:list>
      <text:p text:style-name="P4"/>
      <text:p text:style-name="P16">Kvmfornfv Documentation</text:p>
      <text:list xml:id="list2381685408112895409" text:style-name="L5">
        <text:list-item>
          <text:p text:style-name="P8"><text:a xlink:type="simple" xlink:href="https://gerrit.opnfv.org/gerrit/#/c/18975/">https://gerrit.opnfv.org/gerrit/#/c/18975/</text:a> </text:p>
        </text:list-item>
        <text:list-item>
          <text:p text:style-name="P8"><text:a xlink:type="simple" xlink:href="https://gerrit.opnfv.org/gerrit/#/c/18229/">https://gerrit.opnfv.org/gerrit/#/c/18229/</text:a> </text:p>
        </text:list-item>
      </text:list>
      <text:p text:style-name="P4"/>
      <text:p text:style-name="P4"/>
      <text:p text:style-name="P16">Jira Tickets raised for updating Status-</text:p>
      <text:list xml:id="list5268168243992442789" text:style-name="L4">
        <text:list-item>
          <text:p text:style-name="P7"><text:a xlink:type="simple" xlink:href="https://jira.opnfv.org/browse/KVMFORNFV-34">https://jira.opnfv.org/browse/KVMFORNFV-34</text:a> </text:p>
        </text:list-item>
        <text:list-item>
          <text:p text:style-name="P7"><text:a xlink:type="simple" xlink:href="https://jira.opnfv.org/browse/KVMFORNFV-35">https://jira.opnfv.org/browse/KVMFORNFV-35</text:a></text:p>
        </text:list-item>
        <text:list-item>
          <text:p text:style-name="P7"><text:a xlink:type="simple" xlink:href="https://jira.opnfv.org/browse/KVMFORNFV-36">https://jira.opnfv.org/browse/KVMFORNFV-36</text:a></text:p>
        </text:list-item>
        <text:list-item>
          <text:p text:style-name="P7"><text:a xlink:type="simple" xlink:href="https://jira.opnfv.org/browse/KVMFORNFV-42">https://jira.opnfv.org/browse/KVMFORNFV-42</text:a> </text:p>
        </text:list-item>
        <text:list-item>
          <text:p text:style-name="P14"><text:a xlink:type="simple" xlink:href="https://jira.opnfv.org/browse/KVMFORNFV-37">https://jira.opnfv.org/browse/KVMFORNFV-37</text:a> </text:p>
        </text:list-item>
        <text:list-item>
          <text:p text:style-name="P14"><text:a xlink:type="simple" xlink:href="https://jira.opnfv.org/browse/KVMFORNFV-38">https://jira.opnfv.org/browse/KVMFORNFV-38</text:a> </text:p>
        </text:list-item>
        <text:list-item>
          <text:p text:style-name="P14"><text:a xlink:type="simple" xlink:href="https://jira.opnfv.org/browse/KVMFORNFV-39">https://jira.opnfv.org/browse/KVMFORNFV-39</text:a></text:p>
        </text:list-item>
        <text:list-item>
          <text:p text:style-name="P14"><text:a xlink:type="simple" xlink:href="https://jira.opnfv.org/browse/KVMFORNFV-50">https://jira.opnfv.org/browse/KVMFORNFV-50</text:a> </text:p>
        </text:list-item>
      </text:list>
      <text:p text:style-name="P1"/>
      <text:p text:style-name="P15">Main Devops Tools <text:span text:style-name="T1">considered-</text:span></text:p>
      <text:list xml:id="list6013593723165993003" text:style-name="L3">
        <text:list-item>
          <text:p text:style-name="P6">Git</text:p>
        </text:list-item>
        <text:list-item>
          <text:p text:style-name="P6">Gerrit</text:p>
        </text:list-item>
        <text:list-item>
          <text:p text:style-name="P6">Jenkins</text:p>
        </text:list-item>
        <text:list-item>
          <text:p text:style-name="P12"><text:a xlink:type="simple" xlink:href="https://etherpad.opnfv.org/p/jenkins_slave_connection">https://etherpad.opnfv.org/p/jenkins_slave_connection</text:a> </text:p>
        </text:list-item>
      </text:list>
      <text:p text:style-name="P1"/>
      <text:p text:style-name="P15">IRC Links</text:p>
      <text:list xml:id="list6500327212975677584" text:style-name="L2">
        <text:list-item>
          <text:p text:style-name="P13">opnfv-kvm</text:p>
        </text:list-item>
        <text:list-item>
          <text:p text:style-name="P13">opnfv-yardstick</text:p>
        </text:list-item>
      </text:list>
      <text:p text:style-name="P1"/>
      <text:p text:style-name="P15">Technical Knowledge</text:p>
      <text:list xml:id="list7082087253658675324" text:style-name="L1">
        <text:list-item>
          <text:p text:style-name="P5">Advanced Unix Shell scripting</text:p>
        </text:list-item>
        <text:list-item>
          <text:p text:style-name="P5">Dockers</text:p>
        </text:list-item>
        <text:list-item>
          <text:p text:style-name="P5">Git, Gerrit, Jenkins usage understanding</text:p>
        </text:list-item>
      </text:list>
      <text:p text:style-name="P1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7:55:48.647916444</meta:creation-date>
    <meta:editing-duration>PT20M17S</meta:editing-duration>
    <meta:editing-cycles>2</meta:editing-cycles>
    <meta:generator>LibreOffice/4.2.8.2$Linux_X86_64 LibreOffice_project/420m0$Build-2</meta:generator>
    <dc:date>2016-08-24T16:10:58.970637962</dc:date>
    <meta:document-statistic meta:table-count="0" meta:image-count="0" meta:object-count="0" meta:page-count="1" meta:paragraph-count="35" meta:word-count="92" meta:character-count="1214" meta:non-whitespace-character-count="1170"/>
  </office:meta>
</office:document-meta>
</file>